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6" calcext:value-type="float">
            <text:p>8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02" calcext:value-type="float">
            <text:p>78.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26" calcext:value-type="float">
            <text:p>78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08" calcext:value-type="float">
            <text:p>79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06" calcext:value-type="float">
            <text:p>79.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22" calcext:value-type="float">
            <text:p>79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62" calcext:value-type="float">
            <text:p>79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98" calcext:value-type="float">
            <text:p>80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45" calcext:value-type="float">
            <text:p>80.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85" calcext:value-type="float">
            <text:p>80.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82" calcext:value-type="float">
            <text:p>81.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08" calcext:value-type="float">
            <text:p>81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27" calcext:value-type="float">
            <text:p>81.4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44" calcext:value-type="float">
            <text:p>81.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66" calcext:value-type="float">
            <text:p>82.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49" calcext:value-type="float">
            <text:p>82.4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71" calcext:value-type="float">
            <text:p>82.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15" calcext:value-type="float">
            <text:p>83.2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14" calcext:value-type="float">
            <text:p>83.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78" calcext:value-type="float">
            <text:p>83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97" calcext:value-type="float">
            <text:p>8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58" calcext:value-type="float">
            <text:p>84.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1" calcext:value-type="float">
            <text:p>8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44" calcext:value-type="float">
            <text:p>84.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8" calcext:value-type="float">
            <text:p>84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8" calcext:value-type="float">
            <text:p>84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3" calcext:value-type="float">
            <text:p>84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6" calcext:value-type="float">
            <text:p>8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8" calcext:value-type="float">
            <text:p>84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2" calcext:value-type="float">
            <text:p>84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3" calcext:value-type="float">
            <text:p>8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1" calcext:value-type="float">
            <text:p>8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1" calcext:value-type="float">
            <text:p>8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1" calcext:value-type="float">
            <text:p>8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6-02 13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2" calcext:value-type="float">
            <text:p>84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9" calcext:value-type="float">
            <text:p>84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9" calcext:value-type="float">
            <text:p>84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2" calcext:value-type="float">
            <text:p>84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5" calcext:value-type="float">
            <text:p>84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3" calcext:value-type="float">
            <text:p>84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4" calcext:value-type="float">
            <text:p>8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3" calcext:value-type="float">
            <text:p>84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1" calcext:value-type="float">
            <text:p>8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2" calcext:value-type="float">
            <text:p>8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9" calcext:value-type="float">
            <text:p>84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2" calcext:value-type="float">
            <text:p>84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2" calcext:value-type="float">
            <text:p>8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1" calcext:value-type="float">
            <text:p>8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3" calcext:value-type="float">
            <text:p>8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6" calcext:value-type="float">
            <text:p>8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6" calcext:value-type="float">
            <text:p>8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6" calcext:value-type="float">
            <text:p>8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6" calcext:value-type="float">
            <text:p>8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9" calcext:value-type="float">
            <text:p>8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9" calcext:value-type="float">
            <text:p>8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4" calcext:value-type="float">
            <text:p>84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2" calcext:value-type="float">
            <text:p>84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2" calcext:value-type="float">
            <text:p>8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8" calcext:value-type="float">
            <text:p>83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6" calcext:value-type="float">
            <text:p>83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1" calcext:value-type="float">
            <text:p>83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1" calcext:value-type="float">
            <text:p>83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6" calcext:value-type="float">
            <text:p>83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7" calcext:value-type="float">
            <text:p>83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3" calcext:value-type="float">
            <text:p>83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3" calcext:value-type="float">
            <text:p>8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8" calcext:value-type="float">
            <text:p>8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4" calcext:value-type="float">
            <text:p>82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3" calcext:value-type="float">
            <text:p>8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2" calcext:value-type="float">
            <text:p>8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1" calcext:value-type="float">
            <text:p>8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1" calcext:value-type="float">
            <text:p>8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2" calcext:value-type="float">
            <text:p>8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9" calcext:value-type="float">
            <text:p>8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2" calcext:value-type="float">
            <text:p>81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2" calcext:value-type="float">
            <text:p>8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6" calcext:value-type="float">
            <text:p>81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6" calcext:value-type="float">
            <text:p>8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4" calcext:value-type="float">
            <text:p>8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3" calcext:value-type="float">
            <text:p>8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4" calcext:value-type="float">
            <text:p>8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2" calcext:value-type="float">
            <text:p>81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2" calcext:value-type="float">
            <text:p>8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6" calcext:value-type="float">
            <text:p>80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1" calcext:value-type="float">
            <text:p>8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6" calcext:value-type="float">
            <text:p>80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4" calcext:value-type="float">
            <text:p>8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2" calcext:value-type="float">
            <text:p>8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8" calcext:value-type="float">
            <text:p>8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9" calcext:value-type="float">
            <text:p>8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8" calcext:value-type="float">
            <text:p>8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1" calcext:value-type="float">
            <text:p>8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9" calcext:value-type="float">
            <text:p>8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7" calcext:value-type="float">
            <text:p>8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9" calcext:value-type="float">
            <text:p>8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1" calcext:value-type="float">
            <text:p>8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8" calcext:value-type="float">
            <text:p>8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1" calcext:value-type="float">
            <text:p>8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4" calcext:value-type="float">
            <text:p>8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9" calcext:value-type="float">
            <text:p>8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4" calcext:value-type="float">
            <text:p>8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9" calcext:value-type="float">
            <text:p>8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8" calcext:value-type="float">
            <text:p>8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2" calcext:value-type="float">
            <text:p>8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3" calcext:value-type="float">
            <text:p>8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2" calcext:value-type="float">
            <text:p>8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5" calcext:value-type="float">
            <text:p>7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6" calcext:value-type="float">
            <text:p>79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7" calcext:value-type="float">
            <text:p>7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9" calcext:value-type="float">
            <text:p>7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1" calcext:value-type="float">
            <text:p>7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4" calcext:value-type="float">
            <text:p>7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1" calcext:value-type="float">
            <text:p>79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6" calcext:value-type="float">
            <text:p>79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9" calcext:value-type="float">
            <text:p>7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2" calcext:value-type="float">
            <text:p>79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4" calcext:value-type="float">
            <text:p>7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7" calcext:value-type="float">
            <text:p>7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9" calcext:value-type="float">
            <text:p>7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6" calcext:value-type="float">
            <text:p>7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8" calcext:value-type="float">
            <text:p>7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7" calcext:value-type="float">
            <text:p>7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6" calcext:value-type="float">
            <text:p>78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9" calcext:value-type="float">
            <text:p>78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8" calcext:value-type="float">
            <text:p>78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3" calcext:value-type="float">
            <text:p>78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7" calcext:value-type="float">
            <text:p>7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5" calcext:value-type="float">
            <text:p>7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8" calcext:value-type="float">
            <text:p>7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3" calcext:value-type="float">
            <text:p>78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4" calcext:value-type="float">
            <text:p>78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1" calcext:value-type="float">
            <text:p>78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8" calcext:value-type="float">
            <text:p>78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4" calcext:value-type="float">
            <text:p>7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9" calcext:value-type="float">
            <text:p>7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7" calcext:value-type="float">
            <text:p>7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7" calcext:value-type="float">
            <text:p>77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4" calcext:value-type="float">
            <text:p>77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5" calcext:value-type="float">
            <text:p>77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2" calcext:value-type="float">
            <text:p>77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3" calcext:value-type="float">
            <text:p>77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3" calcext:value-type="float">
            <text:p>77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1" calcext:value-type="float">
            <text:p>77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3" calcext:value-type="float">
            <text:p>76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2" calcext:value-type="float">
            <text:p>76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2" calcext:value-type="float">
            <text:p>7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5" calcext:value-type="float">
            <text:p>76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8" calcext:value-type="float">
            <text:p>7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7" calcext:value-type="float">
            <text:p>76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4" calcext:value-type="float">
            <text:p>76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5" calcext:value-type="float">
            <text:p>76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4" calcext:value-type="float">
            <text:p>7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8" calcext:value-type="float">
            <text:p>7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1" calcext:value-type="float">
            <text:p>76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8" calcext:value-type="float">
            <text:p>7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7" calcext:value-type="float">
            <text:p>7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9" calcext:value-type="float">
            <text:p>7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4" calcext:value-type="float">
            <text:p>75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9" calcext:value-type="float">
            <text:p>7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1" calcext:value-type="float">
            <text:p>75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1" calcext:value-type="float">
            <text:p>75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6" calcext:value-type="float">
            <text:p>7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1" calcext:value-type="float">
            <text:p>75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8" calcext:value-type="float">
            <text:p>75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1" calcext:value-type="float">
            <text:p>7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3" calcext:value-type="float">
            <text:p>7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8" calcext:value-type="float">
            <text:p>75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8" calcext:value-type="float">
            <text:p>75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5" calcext:value-type="float">
            <text:p>7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4" calcext:value-type="float">
            <text:p>7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9" calcext:value-type="float">
            <text:p>7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1" calcext:value-type="float">
            <text:p>75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7" calcext:value-type="float">
            <text:p>7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7" calcext:value-type="float">
            <text:p>7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6" calcext:value-type="float">
            <text:p>7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9" calcext:value-type="float">
            <text:p>7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4" calcext:value-type="float">
            <text:p>7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8" calcext:value-type="float">
            <text:p>7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7" calcext:value-type="float">
            <text:p>7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7" calcext:value-type="float">
            <text:p>7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1" calcext:value-type="float">
            <text:p>7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5" calcext:value-type="float">
            <text:p>75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3" calcext:value-type="float">
            <text:p>75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3" calcext:value-type="float">
            <text:p>7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4" calcext:value-type="float">
            <text:p>75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8" calcext:value-type="float">
            <text:p>7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9" calcext:value-type="float">
            <text:p>7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3" calcext:value-type="float">
            <text:p>7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1" calcext:value-type="float">
            <text:p>75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3" calcext:value-type="float">
            <text:p>7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16 11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8" calcext:value-type="float">
            <text:p>75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9" calcext:value-type="float">
            <text:p>7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6" calcext:value-type="float">
            <text:p>7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1" calcext:value-type="float">
            <text:p>7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9" calcext:value-type="float">
            <text:p>7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8" calcext:value-type="float">
            <text:p>7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3" calcext:value-type="float">
            <text:p>75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6" calcext:value-type="float">
            <text:p>7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4" calcext:value-type="float">
            <text:p>75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9" calcext:value-type="float">
            <text:p>7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2" calcext:value-type="float">
            <text:p>7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2" calcext:value-type="float">
            <text:p>7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4" calcext:value-type="float">
            <text:p>7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9" calcext:value-type="float">
            <text:p>75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4" calcext:value-type="float">
            <text:p>7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4" calcext:value-type="float">
            <text:p>7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6" calcext:value-type="float">
            <text:p>76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5" calcext:value-type="float">
            <text:p>7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4" calcext:value-type="float">
            <text:p>7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8" calcext:value-type="float">
            <text:p>76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4" calcext:value-type="float">
            <text:p>7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1" calcext:value-type="float">
            <text:p>76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9" calcext:value-type="float">
            <text:p>76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1" calcext:value-type="float">
            <text:p>76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2" calcext:value-type="float">
            <text:p>76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1" calcext:value-type="float">
            <text:p>76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4" calcext:value-type="float">
            <text:p>76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2" calcext:value-type="float">
            <text:p>76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1" calcext:value-type="float">
            <text:p>7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6" calcext:value-type="float">
            <text:p>76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" calcext:value-type="float">
            <text:p>76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3" calcext:value-type="float">
            <text:p>76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8" calcext:value-type="float">
            <text:p>76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6" calcext:value-type="float">
            <text:p>76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1" calcext:value-type="float">
            <text:p>76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" calcext:value-type="float">
            <text:p>76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1" calcext:value-type="float">
            <text:p>76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4" calcext:value-type="float">
            <text:p>76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7" calcext:value-type="float">
            <text:p>76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1" calcext:value-type="float">
            <text:p>76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2" calcext:value-type="float">
            <text:p>76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8" calcext:value-type="float">
            <text:p>76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4" calcext:value-type="float">
            <text:p>76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9" calcext:value-type="float">
            <text:p>76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1" calcext:value-type="float">
            <text:p>77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4" calcext:value-type="float">
            <text:p>77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2" calcext:value-type="float">
            <text:p>77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9" calcext:value-type="float">
            <text:p>77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9" calcext:value-type="float">
            <text:p>77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2" calcext:value-type="float">
            <text:p>77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4" calcext:value-type="float">
            <text:p>77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6" calcext:value-type="float">
            <text:p>77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7" calcext:value-type="float">
            <text:p>77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2" calcext:value-type="float">
            <text:p>77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9" calcext:value-type="float">
            <text:p>77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9" calcext:value-type="float">
            <text:p>77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2" calcext:value-type="float">
            <text:p>77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6" calcext:value-type="float">
            <text:p>77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9" calcext:value-type="float">
            <text:p>77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3" calcext:value-type="float">
            <text:p>77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8" calcext:value-type="float">
            <text:p>77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1" calcext:value-type="float">
            <text:p>7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5" calcext:value-type="float">
            <text:p>77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9" calcext:value-type="float">
            <text:p>7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7" calcext:value-type="float">
            <text:p>7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1" calcext:value-type="float">
            <text:p>77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3" calcext:value-type="float">
            <text:p>77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9" calcext:value-type="float">
            <text:p>7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6" calcext:value-type="float">
            <text:p>77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3" calcext:value-type="float">
            <text:p>78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2" calcext:value-type="float">
            <text:p>78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4" calcext:value-type="float">
            <text:p>78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7" calcext:value-type="float">
            <text:p>78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2" calcext:value-type="float">
            <text:p>78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1" calcext:value-type="float">
            <text:p>7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3" calcext:value-type="float">
            <text:p>78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1" calcext:value-type="float">
            <text:p>78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6" calcext:value-type="float">
            <text:p>78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9" calcext:value-type="float">
            <text:p>7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1" calcext:value-type="float">
            <text:p>7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7" calcext:value-type="float">
            <text:p>7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1" calcext:value-type="float">
            <text:p>78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9" calcext:value-type="float">
            <text:p>7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1" calcext:value-type="float">
            <text:p>7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7" calcext:value-type="float">
            <text:p>7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8" calcext:value-type="float">
            <text:p>78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2" calcext:value-type="float">
            <text:p>7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3" calcext:value-type="float">
            <text:p>7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8" calcext:value-type="float">
            <text:p>7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9" calcext:value-type="float">
            <text:p>7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1" calcext:value-type="float">
            <text:p>7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" calcext:value-type="float">
            <text:p>79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3" calcext:value-type="float">
            <text:p>7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9" calcext:value-type="float">
            <text:p>7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5" calcext:value-type="float">
            <text:p>7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9" calcext:value-type="float">
            <text:p>7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3" calcext:value-type="float">
            <text:p>7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5" calcext:value-type="float">
            <text:p>7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7" calcext:value-type="float">
            <text:p>7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06 08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8" calcext:value-type="float">
            <text:p>7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8" calcext:value-type="float">
            <text:p>7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9" calcext:value-type="float">
            <text:p>7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6" calcext:value-type="float">
            <text:p>79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8" calcext:value-type="float">
            <text:p>7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5" calcext:value-type="float">
            <text:p>7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2" calcext:value-type="float">
            <text:p>8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1" calcext:value-type="float">
            <text:p>8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7" calcext:value-type="float">
            <text:p>8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9" calcext:value-type="float">
            <text:p>8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3" calcext:value-type="float">
            <text:p>8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6" calcext:value-type="float">
            <text:p>8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6" calcext:value-type="float">
            <text:p>8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8" calcext:value-type="float">
            <text:p>8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9" calcext:value-type="float">
            <text:p>8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4" calcext:value-type="float">
            <text:p>8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9" calcext:value-type="float">
            <text:p>8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4" calcext:value-type="float">
            <text:p>8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6" calcext:value-type="float">
            <text:p>8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1" calcext:value-type="float">
            <text:p>8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3" calcext:value-type="float">
            <text:p>8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4" calcext:value-type="float">
            <text:p>8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4" calcext:value-type="float">
            <text:p>8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6" calcext:value-type="float">
            <text:p>8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1" calcext:value-type="float">
            <text:p>8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8" calcext:value-type="float">
            <text:p>8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4" calcext:value-type="float">
            <text:p>8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5" calcext:value-type="float">
            <text:p>8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4" calcext:value-type="float">
            <text:p>8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3" calcext:value-type="float">
            <text:p>8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7" calcext:value-type="float">
            <text:p>8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7" calcext:value-type="float">
            <text:p>81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7" calcext:value-type="float">
            <text:p>8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7" calcext:value-type="float">
            <text:p>8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2" calcext:value-type="float">
            <text:p>81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5" calcext:value-type="float">
            <text:p>8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6" calcext:value-type="float">
            <text:p>8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1" calcext:value-type="float">
            <text:p>8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1" calcext:value-type="float">
            <text:p>8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8" calcext:value-type="float">
            <text:p>81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4" calcext:value-type="float">
            <text:p>8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4" calcext:value-type="float">
            <text:p>8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7" calcext:value-type="float">
            <text:p>81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5" calcext:value-type="float">
            <text:p>8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4" calcext:value-type="float">
            <text:p>8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8" calcext:value-type="float">
            <text:p>81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7" calcext:value-type="float">
            <text:p>81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9" calcext:value-type="float">
            <text:p>81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2" calcext:value-type="float">
            <text:p>8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3" calcext:value-type="float">
            <text:p>8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2" calcext:value-type="float">
            <text:p>8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3" calcext:value-type="float">
            <text:p>8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1" calcext:value-type="float">
            <text:p>8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6" calcext:value-type="float">
            <text:p>8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4" calcext:value-type="float">
            <text:p>8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3" calcext:value-type="float">
            <text:p>8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3" calcext:value-type="float">
            <text:p>8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6" calcext:value-type="float">
            <text:p>8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1" calcext:value-type="float">
            <text:p>8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1" calcext:value-type="float">
            <text:p>8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7" calcext:value-type="float">
            <text:p>81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3" calcext:value-type="float">
            <text:p>8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9" calcext:value-type="float">
            <text:p>8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8" calcext:value-type="float">
            <text:p>81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8" calcext:value-type="float">
            <text:p>8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4" calcext:value-type="float">
            <text:p>8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3" calcext:value-type="float">
            <text:p>8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1" calcext:value-type="float">
            <text:p>81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4" calcext:value-type="float">
            <text:p>8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6" calcext:value-type="float">
            <text:p>8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8" calcext:value-type="float">
            <text:p>8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" calcext:value-type="float">
            <text:p>8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1" calcext:value-type="float">
            <text:p>8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7" calcext:value-type="float">
            <text:p>8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1" calcext:value-type="float">
            <text:p>8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2" calcext:value-type="float">
            <text:p>8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2" calcext:value-type="float">
            <text:p>8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1" calcext:value-type="float">
            <text:p>8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7" calcext:value-type="float">
            <text:p>8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1" calcext:value-type="float">
            <text:p>8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7" calcext:value-type="float">
            <text:p>8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3" calcext:value-type="float">
            <text:p>8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9" calcext:value-type="float">
            <text:p>8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5" calcext:value-type="float">
            <text:p>8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1" calcext:value-type="float">
            <text:p>8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8" calcext:value-type="float">
            <text:p>8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8" calcext:value-type="float">
            <text:p>8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3" calcext:value-type="float">
            <text:p>8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7" calcext:value-type="float">
            <text:p>8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3" calcext:value-type="float">
            <text:p>8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3" calcext:value-type="float">
            <text:p>79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3" calcext:value-type="float">
            <text:p>79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1" calcext:value-type="float">
            <text:p>7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2" calcext:value-type="float">
            <text:p>7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7" calcext:value-type="float">
            <text:p>7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9" calcext:value-type="float">
            <text:p>7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9" calcext:value-type="float">
            <text:p>7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6" calcext:value-type="float">
            <text:p>7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7" calcext:value-type="float">
            <text:p>79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4" calcext:value-type="float">
            <text:p>7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1" calcext:value-type="float">
            <text:p>7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6" calcext:value-type="float">
            <text:p>7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2" calcext:value-type="float">
            <text:p>7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2" calcext:value-type="float">
            <text:p>7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9" calcext:value-type="float">
            <text:p>7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6" calcext:value-type="float">
            <text:p>7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7" calcext:value-type="float">
            <text:p>7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8" calcext:value-type="float">
            <text:p>7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6" calcext:value-type="float">
            <text:p>7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3" calcext:value-type="float">
            <text:p>7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8" calcext:value-type="float">
            <text:p>7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7" calcext:value-type="float">
            <text:p>7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8" calcext:value-type="float">
            <text:p>78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1" calcext:value-type="float">
            <text:p>79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6" calcext:value-type="float">
            <text:p>78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6" calcext:value-type="float">
            <text:p>78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7" calcext:value-type="float">
            <text:p>7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2" calcext:value-type="float">
            <text:p>78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8" calcext:value-type="float">
            <text:p>78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3" calcext:value-type="float">
            <text:p>78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2" calcext:value-type="float">
            <text:p>7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5" calcext:value-type="float">
            <text:p>7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8" calcext:value-type="float">
            <text:p>7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9" calcext:value-type="float">
            <text:p>7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3" calcext:value-type="float">
            <text:p>78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6" calcext:value-type="float">
            <text:p>78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7" calcext:value-type="float">
            <text:p>78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6" calcext:value-type="float">
            <text:p>78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1" calcext:value-type="float">
            <text:p>78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8" calcext:value-type="float">
            <text:p>78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4" calcext:value-type="float">
            <text:p>78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9" calcext:value-type="float">
            <text:p>78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4" calcext:value-type="float">
            <text:p>78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7" calcext:value-type="float">
            <text:p>78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8" calcext:value-type="float">
            <text:p>7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9" calcext:value-type="float">
            <text:p>78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4" calcext:value-type="float">
            <text:p>78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2" calcext:value-type="float">
            <text:p>78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7" calcext:value-type="float">
            <text:p>78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1" calcext:value-type="float">
            <text:p>77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2" calcext:value-type="float">
            <text:p>77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2" calcext:value-type="float">
            <text:p>77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8" calcext:value-type="float">
            <text:p>77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4" calcext:value-type="float">
            <text:p>77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4" calcext:value-type="float">
            <text:p>77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3" calcext:value-type="float">
            <text:p>77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9" calcext:value-type="float">
            <text:p>7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7" calcext:value-type="float">
            <text:p>7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1" calcext:value-type="float">
            <text:p>77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2" calcext:value-type="float">
            <text:p>77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3" calcext:value-type="float">
            <text:p>77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4" calcext:value-type="float">
            <text:p>77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9" calcext:value-type="float">
            <text:p>78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6" calcext:value-type="float">
            <text:p>78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6" calcext:value-type="float">
            <text:p>78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8" calcext:value-type="float">
            <text:p>7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3" calcext:value-type="float">
            <text:p>78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4" calcext:value-type="float">
            <text:p>78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6" calcext:value-type="float">
            <text:p>78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7" calcext:value-type="float">
            <text:p>78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2" calcext:value-type="float">
            <text:p>78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9" calcext:value-type="float">
            <text:p>78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8" calcext:value-type="float">
            <text:p>78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9" calcext:value-type="float">
            <text:p>78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7" calcext:value-type="float">
            <text:p>78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6" calcext:value-type="float">
            <text:p>78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7" calcext:value-type="float">
            <text:p>78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9" calcext:value-type="float">
            <text:p>78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4" calcext:value-type="float">
            <text:p>78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8" calcext:value-type="float">
            <text:p>78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8" calcext:value-type="float">
            <text:p>7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4" calcext:value-type="float">
            <text:p>78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7" calcext:value-type="float">
            <text:p>78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7" calcext:value-type="float">
            <text:p>78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3" calcext:value-type="float">
            <text:p>78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9" calcext:value-type="float">
            <text:p>7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3" calcext:value-type="float">
            <text:p>78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9" calcext:value-type="float">
            <text:p>7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8" calcext:value-type="float">
            <text:p>78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2" calcext:value-type="float">
            <text:p>78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7" calcext:value-type="float">
            <text:p>7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4" calcext:value-type="float">
            <text:p>7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8" calcext:value-type="float">
            <text:p>78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1" calcext:value-type="float">
            <text:p>79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8" calcext:value-type="float">
            <text:p>7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7" calcext:value-type="float">
            <text:p>7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9" calcext:value-type="float">
            <text:p>7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4" calcext:value-type="float">
            <text:p>7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4" calcext:value-type="float">
            <text:p>7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1" calcext:value-type="float">
            <text:p>7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4" calcext:value-type="float">
            <text:p>7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8" calcext:value-type="float">
            <text:p>7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9" calcext:value-type="float">
            <text:p>7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3" calcext:value-type="float">
            <text:p>7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5" calcext:value-type="float">
            <text:p>7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7" calcext:value-type="float">
            <text:p>79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9" calcext:value-type="float">
            <text:p>7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1" calcext:value-type="float">
            <text:p>7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9" calcext:value-type="float">
            <text:p>7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9" calcext:value-type="float">
            <text:p>7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7" calcext:value-type="float">
            <text:p>7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6" calcext:value-type="float">
            <text:p>7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1" calcext:value-type="float">
            <text:p>7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1" calcext:value-type="float">
            <text:p>7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5" calcext:value-type="float">
            <text:p>7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8" calcext:value-type="float">
            <text:p>7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3" calcext:value-type="float">
            <text:p>8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5" calcext:value-type="float">
            <text:p>8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7" calcext:value-type="float">
            <text:p>8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7" calcext:value-type="float">
            <text:p>8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4" calcext:value-type="float">
            <text:p>8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8" calcext:value-type="float">
            <text:p>8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1" calcext:value-type="float">
            <text:p>8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5" calcext:value-type="float">
            <text:p>8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3" calcext:value-type="float">
            <text:p>8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6" calcext:value-type="float">
            <text:p>8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6" calcext:value-type="float">
            <text:p>8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1" calcext:value-type="float">
            <text:p>8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7" calcext:value-type="float">
            <text:p>8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6" calcext:value-type="float">
            <text:p>8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2" calcext:value-type="float">
            <text:p>8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3" calcext:value-type="float">
            <text:p>8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4" calcext:value-type="float">
            <text:p>8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8" calcext:value-type="float">
            <text:p>8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5" calcext:value-type="float">
            <text:p>8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1" calcext:value-type="float">
            <text:p>8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4" calcext:value-type="float">
            <text:p>8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6" calcext:value-type="float">
            <text:p>8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4" calcext:value-type="float">
            <text:p>8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1" calcext:value-type="float">
            <text:p>8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4" calcext:value-type="float">
            <text:p>8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8" calcext:value-type="float">
            <text:p>81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1" calcext:value-type="float">
            <text:p>8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1" calcext:value-type="float">
            <text:p>8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3" calcext:value-type="float">
            <text:p>8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9" calcext:value-type="float">
            <text:p>8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3" calcext:value-type="float">
            <text:p>8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7" calcext:value-type="float">
            <text:p>81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9" calcext:value-type="float">
            <text:p>8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1" calcext:value-type="float">
            <text:p>8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3" calcext:value-type="float">
            <text:p>81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6" calcext:value-type="float">
            <text:p>8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9" calcext:value-type="float">
            <text:p>8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5" calcext:value-type="float">
            <text:p>82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1" calcext:value-type="float">
            <text:p>8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8" calcext:value-type="float">
            <text:p>8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8" calcext:value-type="float">
            <text:p>8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8" calcext:value-type="float">
            <text:p>8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6" calcext:value-type="float">
            <text:p>8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3" calcext:value-type="float">
            <text:p>8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5" calcext:value-type="float">
            <text:p>8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1" calcext:value-type="float">
            <text:p>8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7" calcext:value-type="float">
            <text:p>8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1" calcext:value-type="float">
            <text:p>8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6" calcext:value-type="float">
            <text:p>8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4" calcext:value-type="float">
            <text:p>8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8" calcext:value-type="float">
            <text:p>8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9" calcext:value-type="float">
            <text:p>8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2" calcext:value-type="float">
            <text:p>8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9" calcext:value-type="float">
            <text:p>8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6" calcext:value-type="float">
            <text:p>83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3" calcext:value-type="float">
            <text:p>83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6" calcext:value-type="float">
            <text:p>83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1" calcext:value-type="float">
            <text:p>83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9" calcext:value-type="float">
            <text:p>83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6" calcext:value-type="float">
            <text:p>83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4" calcext:value-type="float">
            <text:p>83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4" calcext:value-type="float">
            <text:p>83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8" calcext:value-type="float">
            <text:p>83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6" calcext:value-type="float">
            <text:p>83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7" calcext:value-type="float">
            <text:p>8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2" calcext:value-type="float">
            <text:p>84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6" calcext:value-type="float">
            <text:p>84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9" calcext:value-type="float">
            <text:p>8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3" calcext:value-type="float">
            <text:p>84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8" calcext:value-type="float">
            <text:p>8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4" calcext:value-type="float">
            <text:p>8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1" calcext:value-type="float">
            <text:p>8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7" calcext:value-type="float">
            <text:p>8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8" calcext:value-type="float">
            <text:p>8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3" calcext:value-type="float">
            <text:p>84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9" calcext:value-type="float">
            <text:p>84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7" calcext:value-type="float">
            <text:p>84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8" calcext:value-type="float">
            <text:p>8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4" calcext:value-type="float">
            <text:p>8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8" calcext:value-type="float">
            <text:p>8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2" calcext:value-type="float">
            <text:p>8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3" calcext:value-type="float">
            <text:p>85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5" calcext:value-type="float">
            <text:p>85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3" calcext:value-type="float">
            <text:p>8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1" calcext:value-type="float">
            <text:p>8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6" calcext:value-type="float">
            <text:p>8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1" calcext:value-type="float">
            <text:p>85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6" calcext:value-type="float">
            <text:p>85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6" calcext:value-type="float">
            <text:p>8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76" calcext:value-type="float">
            <text:p>8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3" calcext:value-type="float">
            <text:p>85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8" calcext:value-type="float">
            <text:p>85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9" calcext:value-type="float">
            <text:p>8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1" calcext:value-type="float">
            <text:p>85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8" calcext:value-type="float">
            <text:p>8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04" calcext:value-type="float">
            <text:p>8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1" calcext:value-type="float">
            <text:p>86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8" calcext:value-type="float">
            <text:p>86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6" calcext:value-type="float">
            <text:p>86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52" calcext:value-type="float">
            <text:p>86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58" calcext:value-type="float">
            <text:p>86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48" calcext:value-type="float">
            <text:p>8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56" calcext:value-type="float">
            <text:p>86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2" calcext:value-type="float">
            <text:p>86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76" calcext:value-type="float">
            <text:p>86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2" calcext:value-type="float">
            <text:p>86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3" calcext:value-type="float">
            <text:p>86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7" calcext:value-type="float">
            <text:p>86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2" calcext:value-type="float">
            <text:p>86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7" calcext:value-type="float">
            <text:p>86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6" calcext:value-type="float">
            <text:p>87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" calcext:value-type="float">
            <text:p>87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6" calcext:value-type="float">
            <text:p>87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3" calcext:value-type="float">
            <text:p>87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9" calcext:value-type="float">
            <text:p>87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7" calcext:value-type="float">
            <text:p>8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3" calcext:value-type="float">
            <text:p>87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6" calcext:value-type="float">
            <text:p>87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2" calcext:value-type="float">
            <text:p>8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7" calcext:value-type="float">
            <text:p>87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6" calcext:value-type="float">
            <text:p>87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6" calcext:value-type="float">
            <text:p>87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1" calcext:value-type="float">
            <text:p>87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4" calcext:value-type="float">
            <text:p>87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9" calcext:value-type="float">
            <text:p>87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04" calcext:value-type="float">
            <text:p>8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06" calcext:value-type="float">
            <text:p>88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09" calcext:value-type="float">
            <text:p>88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11" calcext:value-type="float">
            <text:p>8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14" calcext:value-type="float">
            <text:p>88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23" calcext:value-type="float">
            <text:p>88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39" calcext:value-type="float">
            <text:p>88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44" calcext:value-type="float">
            <text:p>88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48" calcext:value-type="float">
            <text:p>88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4" calcext:value-type="float">
            <text:p>88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2" calcext:value-type="float">
            <text:p>88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5" calcext:value-type="float">
            <text:p>88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6" calcext:value-type="float">
            <text:p>88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9" calcext:value-type="float">
            <text:p>8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7" calcext:value-type="float">
            <text:p>8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7" calcext:value-type="float">
            <text:p>8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9" calcext:value-type="float">
            <text:p>88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8" calcext:value-type="float">
            <text:p>88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8" calcext:value-type="float">
            <text:p>88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6" calcext:value-type="float">
            <text:p>8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6" calcext:value-type="float">
            <text:p>8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6" calcext:value-type="float">
            <text:p>8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2" calcext:value-type="float">
            <text:p>8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7" calcext:value-type="float">
            <text:p>88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7" calcext:value-type="float">
            <text:p>8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7" calcext:value-type="float">
            <text:p>8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1" calcext:value-type="float">
            <text:p>88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4" calcext:value-type="float">
            <text:p>88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9" calcext:value-type="float">
            <text:p>88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6" calcext:value-type="float">
            <text:p>8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8" calcext:value-type="float">
            <text:p>8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44" calcext:value-type="float">
            <text:p>88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35" calcext:value-type="float">
            <text:p>8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23" calcext:value-type="float">
            <text:p>88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18" calcext:value-type="float">
            <text:p>88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08" calcext:value-type="float">
            <text:p>8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9" calcext:value-type="float">
            <text:p>87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8" calcext:value-type="float">
            <text:p>87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1" calcext:value-type="float">
            <text:p>8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2" calcext:value-type="float">
            <text:p>8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8" calcext:value-type="float">
            <text:p>8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4" calcext:value-type="float">
            <text:p>87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8" calcext:value-type="float">
            <text:p>87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1" calcext:value-type="float">
            <text:p>87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3" calcext:value-type="float">
            <text:p>86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4" calcext:value-type="float">
            <text:p>86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49" calcext:value-type="float">
            <text:p>86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" calcext:value-type="float">
            <text:p>86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9" calcext:value-type="float">
            <text:p>8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1" calcext:value-type="float">
            <text:p>8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8" calcext:value-type="float">
            <text:p>85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8" calcext:value-type="float">
            <text:p>8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9" calcext:value-type="float">
            <text:p>8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8" calcext:value-type="float">
            <text:p>8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1" calcext:value-type="float">
            <text:p>84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1" calcext:value-type="float">
            <text:p>8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9" calcext:value-type="float">
            <text:p>8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9" calcext:value-type="float">
            <text:p>83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9" calcext:value-type="float">
            <text:p>83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6" calcext:value-type="float">
            <text:p>83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4" calcext:value-type="float">
            <text:p>83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8" calcext:value-type="float">
            <text:p>8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3" calcext:value-type="float">
            <text:p>8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1" calcext:value-type="float">
            <text:p>8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7" calcext:value-type="float">
            <text:p>8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8" calcext:value-type="float">
            <text:p>8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5" calcext:value-type="float">
            <text:p>82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8" calcext:value-type="float">
            <text:p>8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2" calcext:value-type="float">
            <text:p>81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7" calcext:value-type="float">
            <text:p>81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7" calcext:value-type="float">
            <text:p>8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3" calcext:value-type="float">
            <text:p>8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8" calcext:value-type="float">
            <text:p>8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7" calcext:value-type="float">
            <text:p>8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4" calcext:value-type="float">
            <text:p>8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8" calcext:value-type="float">
            <text:p>8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4" calcext:value-type="float">
            <text:p>8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8" calcext:value-type="float">
            <text:p>8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8" calcext:value-type="float">
            <text:p>8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2" calcext:value-type="float">
            <text:p>7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2" calcext:value-type="float">
            <text:p>7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9" calcext:value-type="float">
            <text:p>7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4" calcext:value-type="float">
            <text:p>79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9" calcext:value-type="float">
            <text:p>7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3" calcext:value-type="float">
            <text:p>7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2" calcext:value-type="float">
            <text:p>7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9" calcext:value-type="float">
            <text:p>7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5" calcext:value-type="float">
            <text:p>7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3" calcext:value-type="float">
            <text:p>78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2" calcext:value-type="float">
            <text:p>78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3" calcext:value-type="float">
            <text:p>78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9" calcext:value-type="float">
            <text:p>7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8" calcext:value-type="float">
            <text:p>77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5" calcext:value-type="float">
            <text:p>77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8" calcext:value-type="float">
            <text:p>7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4" calcext:value-type="float">
            <text:p>7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9" calcext:value-type="float">
            <text:p>77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1" calcext:value-type="float">
            <text:p>77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2" calcext:value-type="float">
            <text:p>77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1" calcext:value-type="float">
            <text:p>77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9" calcext:value-type="float">
            <text:p>77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3" calcext:value-type="float">
            <text:p>77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9" calcext:value-type="float">
            <text:p>76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3" calcext:value-type="float">
            <text:p>76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2" calcext:value-type="float">
            <text:p>76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6" calcext:value-type="float">
            <text:p>76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2" calcext:value-type="float">
            <text:p>7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9" calcext:value-type="float">
            <text:p>76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6" calcext:value-type="float">
            <text:p>76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5" calcext:value-type="float">
            <text:p>76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8" calcext:value-type="float">
            <text:p>7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6" calcext:value-type="float">
            <text:p>76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8" calcext:value-type="float">
            <text:p>7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1" calcext:value-type="float">
            <text:p>76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8" calcext:value-type="float">
            <text:p>76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3" calcext:value-type="float">
            <text:p>76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3" calcext:value-type="float">
            <text:p>76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9" calcext:value-type="float">
            <text:p>76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7" calcext:value-type="float">
            <text:p>76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5" calcext:value-type="float">
            <text:p>76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8" calcext:value-type="float">
            <text:p>76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4" calcext:value-type="float">
            <text:p>7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1" calcext:value-type="float">
            <text:p>76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1" calcext:value-type="float">
            <text:p>76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8" calcext:value-type="float">
            <text:p>7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2" calcext:value-type="float">
            <text:p>76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7" calcext:value-type="float">
            <text:p>75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6" calcext:value-type="float">
            <text:p>75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4" calcext:value-type="float">
            <text:p>75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2" calcext:value-type="float">
            <text:p>7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9" calcext:value-type="float">
            <text:p>75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7" calcext:value-type="float">
            <text:p>75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9" calcext:value-type="float">
            <text:p>75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1" calcext:value-type="float">
            <text:p>7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3" calcext:value-type="float">
            <text:p>7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8" calcext:value-type="float">
            <text:p>7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2" calcext:value-type="float">
            <text:p>7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4" calcext:value-type="float">
            <text:p>75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4" calcext:value-type="float">
            <text:p>75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9" calcext:value-type="float">
            <text:p>7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9" calcext:value-type="float">
            <text:p>7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4" calcext:value-type="float">
            <text:p>75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8" calcext:value-type="float">
            <text:p>7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2" calcext:value-type="float">
            <text:p>7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4" calcext:value-type="float">
            <text:p>75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6" calcext:value-type="float">
            <text:p>7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7" calcext:value-type="float">
            <text:p>7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8" calcext:value-type="float">
            <text:p>7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8" calcext:value-type="float">
            <text:p>7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" calcext:value-type="float">
            <text:p>7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6" calcext:value-type="float">
            <text:p>75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4" calcext:value-type="float">
            <text:p>7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6" calcext:value-type="float">
            <text:p>75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9" calcext:value-type="float">
            <text:p>7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1" calcext:value-type="float">
            <text:p>75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2" calcext:value-type="float">
            <text:p>75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7" calcext:value-type="float">
            <text:p>7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6" calcext:value-type="float">
            <text:p>76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4" calcext:value-type="float">
            <text:p>7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4" calcext:value-type="float">
            <text:p>76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3" calcext:value-type="float">
            <text:p>76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8" calcext:value-type="float">
            <text:p>76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4" calcext:value-type="float">
            <text:p>76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9" calcext:value-type="float">
            <text:p>76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2" calcext:value-type="float">
            <text:p>76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4" calcext:value-type="float">
            <text:p>76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8" calcext:value-type="float">
            <text:p>7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1" calcext:value-type="float">
            <text:p>7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3" calcext:value-type="float">
            <text:p>76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1" calcext:value-type="float">
            <text:p>7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2" calcext:value-type="float">
            <text:p>76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6" calcext:value-type="float">
            <text:p>76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9" calcext:value-type="float">
            <text:p>76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9" calcext:value-type="float">
            <text:p>76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8" calcext:value-type="float">
            <text:p>76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8" calcext:value-type="float">
            <text:p>7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2" calcext:value-type="float">
            <text:p>7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3" calcext:value-type="float">
            <text:p>76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7" calcext:value-type="float">
            <text:p>76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5" calcext:value-type="float">
            <text:p>76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7" calcext:value-type="float">
            <text:p>76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6" calcext:value-type="float">
            <text:p>76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1" calcext:value-type="float">
            <text:p>76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4" calcext:value-type="float">
            <text:p>76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7" calcext:value-type="float">
            <text:p>76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2" calcext:value-type="float">
            <text:p>77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5" calcext:value-type="float">
            <text:p>77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8" calcext:value-type="float">
            <text:p>77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6" calcext:value-type="float">
            <text:p>77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8" calcext:value-type="float">
            <text:p>77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9" calcext:value-type="float">
            <text:p>77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6" calcext:value-type="float">
            <text:p>77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7" calcext:value-type="float">
            <text:p>7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3" calcext:value-type="float">
            <text:p>77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4" calcext:value-type="float">
            <text:p>77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9" calcext:value-type="float">
            <text:p>77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8" calcext:value-type="float">
            <text:p>7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3" calcext:value-type="float">
            <text:p>77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8" calcext:value-type="float">
            <text:p>77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7" calcext:value-type="float">
            <text:p>77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4" calcext:value-type="float">
            <text:p>77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1" calcext:value-type="float">
            <text:p>77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6" calcext:value-type="float">
            <text:p>77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1" calcext:value-type="float">
            <text:p>77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2" calcext:value-type="float">
            <text:p>77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4" calcext:value-type="float">
            <text:p>77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9" calcext:value-type="float">
            <text:p>7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3" calcext:value-type="float">
            <text:p>77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1" calcext:value-type="float">
            <text:p>78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4" calcext:value-type="float">
            <text:p>7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9" calcext:value-type="float">
            <text:p>78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6" calcext:value-type="float">
            <text:p>78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6" calcext:value-type="float">
            <text:p>78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2" calcext:value-type="float">
            <text:p>78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4" calcext:value-type="float">
            <text:p>78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5" calcext:value-type="float">
            <text:p>7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7" calcext:value-type="float">
            <text:p>78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8" calcext:value-type="float">
            <text:p>7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9" calcext:value-type="float">
            <text:p>78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1" calcext:value-type="float">
            <text:p>78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6" calcext:value-type="float">
            <text:p>7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9" calcext:value-type="float">
            <text:p>7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4" calcext:value-type="float">
            <text:p>7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7" calcext:value-type="float">
            <text:p>78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3" calcext:value-type="float">
            <text:p>7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9" calcext:value-type="float">
            <text:p>7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3" calcext:value-type="float">
            <text:p>7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1" calcext:value-type="float">
            <text:p>79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2" calcext:value-type="float">
            <text:p>79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8" calcext:value-type="float">
            <text:p>7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3" calcext:value-type="float">
            <text:p>7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6" calcext:value-type="float">
            <text:p>79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3" calcext:value-type="float">
            <text:p>7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2" calcext:value-type="float">
            <text:p>79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64" calcext:value-type="float">
            <text:p>79.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04" calcext:value-type="float">
            <text:p>79.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84" calcext:value-type="float">
            <text:p>79.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77" calcext:value-type="float">
            <text:p>80.1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57" calcext:value-type="float">
            <text:p>80.3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32" calcext:value-type="float">
            <text:p>80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32" calcext:value-type="float">
            <text:p>80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4" calcext:value-type="float">
            <text:p>8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53" calcext:value-type="float">
            <text:p>81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11" calcext:value-type="float">
            <text:p>81.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8" calcext:value-type="float">
            <text:p>81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1" calcext:value-type="float">
            <text:p>8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9" calcext:value-type="float">
            <text:p>8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6" calcext:value-type="float">
            <text:p>8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04" calcext:value-type="float">
            <text:p>80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9" calcext:value-type="float">
            <text:p>80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66" calcext:value-type="float">
            <text:p>79.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17" calcext:value-type="float">
            <text:p>79.0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89" calcext:value-type="float">
            <text:p>78.4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3" calcext:value-type="float">
            <text:p>77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9" calcext:value-type="float">
            <text:p>76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6" calcext:value-type="float">
            <text:p>76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3" calcext:value-type="float">
            <text:p>75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7" calcext:value-type="float">
            <text:p>75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8" calcext:value-type="float">
            <text:p>75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4" calcext:value-type="float">
            <text:p>74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9" calcext:value-type="float">
            <text:p>74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8" calcext:value-type="float">
            <text:p>7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3" calcext:value-type="float">
            <text:p>7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54" calcext:value-type="float">
            <text:p>7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3" calcext:value-type="float">
            <text:p>7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29" calcext:value-type="float">
            <text:p>72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5" calcext:value-type="float">
            <text:p>7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1" calcext:value-type="float">
            <text:p>7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4" calcext:value-type="float">
            <text:p>7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4" calcext:value-type="float">
            <text:p>7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6" calcext:value-type="float">
            <text:p>7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1" calcext:value-type="float">
            <text:p>7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2" calcext:value-type="float">
            <text:p>7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5" calcext:value-type="float">
            <text:p>72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8" calcext:value-type="float">
            <text:p>7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9" calcext:value-type="float">
            <text:p>7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9" calcext:value-type="float">
            <text:p>73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6" calcext:value-type="float">
            <text:p>73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5" calcext:value-type="float">
            <text:p>73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" calcext:value-type="float">
            <text:p>73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5" calcext:value-type="float">
            <text:p>73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3" calcext:value-type="float">
            <text:p>73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1" calcext:value-type="float">
            <text:p>7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9" calcext:value-type="float">
            <text:p>73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3" calcext:value-type="float">
            <text:p>74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2" calcext:value-type="float">
            <text:p>7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2" calcext:value-type="float">
            <text:p>74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5" calcext:value-type="float">
            <text:p>74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9" calcext:value-type="float">
            <text:p>74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1" calcext:value-type="float">
            <text:p>74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6" calcext:value-type="float">
            <text:p>7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1" calcext:value-type="float">
            <text:p>75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6" calcext:value-type="float">
            <text:p>7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9" calcext:value-type="float">
            <text:p>7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7" calcext:value-type="float">
            <text:p>7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2" calcext:value-type="float">
            <text:p>7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6" calcext:value-type="float">
            <text:p>7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9" calcext:value-type="float">
            <text:p>75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1" calcext:value-type="float">
            <text:p>75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9" calcext:value-type="float">
            <text:p>75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8" calcext:value-type="float">
            <text:p>7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1" calcext:value-type="float">
            <text:p>75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9" calcext:value-type="float">
            <text:p>7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2" calcext:value-type="float">
            <text:p>7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1" calcext:value-type="float">
            <text:p>75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1" calcext:value-type="float">
            <text:p>7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8" calcext:value-type="float">
            <text:p>7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3" calcext:value-type="float">
            <text:p>75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2" calcext:value-type="float">
            <text:p>7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4" calcext:value-type="float">
            <text:p>7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9" calcext:value-type="float">
            <text:p>7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6" calcext:value-type="float">
            <text:p>7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2" calcext:value-type="float">
            <text:p>7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3" calcext:value-type="float">
            <text:p>7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8" calcext:value-type="float">
            <text:p>76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7" calcext:value-type="float">
            <text:p>76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9" calcext:value-type="float">
            <text:p>76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9" calcext:value-type="float">
            <text:p>76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6" calcext:value-type="float">
            <text:p>76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5" calcext:value-type="float">
            <text:p>77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1" calcext:value-type="float">
            <text:p>7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9" calcext:value-type="float">
            <text:p>77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3" calcext:value-type="float">
            <text:p>78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4" calcext:value-type="float">
            <text:p>78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8" calcext:value-type="float">
            <text:p>7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4" calcext:value-type="float">
            <text:p>78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1" calcext:value-type="float">
            <text:p>7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6" calcext:value-type="float">
            <text:p>7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1" calcext:value-type="float">
            <text:p>7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9" calcext:value-type="float">
            <text:p>7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7" calcext:value-type="float">
            <text:p>8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6" calcext:value-type="float">
            <text:p>8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8" calcext:value-type="float">
            <text:p>8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5" calcext:value-type="float">
            <text:p>8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6" calcext:value-type="float">
            <text:p>8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1" calcext:value-type="float">
            <text:p>8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1" calcext:value-type="float">
            <text:p>8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4" calcext:value-type="float">
            <text:p>8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7" calcext:value-type="float">
            <text:p>8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3" calcext:value-type="float">
            <text:p>8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6" calcext:value-type="float">
            <text:p>8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9" calcext:value-type="float">
            <text:p>8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4" calcext:value-type="float">
            <text:p>8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5" calcext:value-type="float">
            <text:p>8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8" calcext:value-type="float">
            <text:p>8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66" calcext:value-type="float">
            <text:p>73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67" calcext:value-type="float">
            <text:p>73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2" calcext:value-type="float">
            <text:p>74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1" calcext:value-type="float">
            <text:p>73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1" calcext:value-type="float">
            <text:p>74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7" calcext:value-type="float">
            <text:p>7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8" calcext:value-type="float">
            <text:p>7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4" calcext:value-type="float">
            <text:p>74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5" calcext:value-type="float">
            <text:p>74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1" calcext:value-type="float">
            <text:p>7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2" calcext:value-type="float">
            <text:p>74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4" calcext:value-type="float">
            <text:p>75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9" calcext:value-type="float">
            <text:p>7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8" calcext:value-type="float">
            <text:p>75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1" calcext:value-type="float">
            <text:p>7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3" calcext:value-type="float">
            <text:p>7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1" calcext:value-type="float">
            <text:p>76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8" calcext:value-type="float">
            <text:p>76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2" calcext:value-type="float">
            <text:p>76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4" calcext:value-type="float">
            <text:p>76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4" calcext:value-type="float">
            <text:p>76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2" calcext:value-type="float">
            <text:p>7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8" calcext:value-type="float">
            <text:p>76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2" calcext:value-type="float">
            <text:p>7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1" calcext:value-type="float">
            <text:p>76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2" calcext:value-type="float">
            <text:p>76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6" calcext:value-type="float">
            <text:p>76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1" calcext:value-type="float">
            <text:p>77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9" calcext:value-type="float">
            <text:p>76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3" calcext:value-type="float">
            <text:p>76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1" calcext:value-type="float">
            <text:p>76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1" calcext:value-type="float">
            <text:p>76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3" calcext:value-type="float">
            <text:p>76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8" calcext:value-type="float">
            <text:p>76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2" calcext:value-type="float">
            <text:p>76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8" calcext:value-type="float">
            <text:p>7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6" calcext:value-type="float">
            <text:p>76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6" calcext:value-type="float">
            <text:p>76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8" calcext:value-type="float">
            <text:p>76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7" calcext:value-type="float">
            <text:p>76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7" calcext:value-type="float">
            <text:p>76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6" calcext:value-type="float">
            <text:p>76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2" calcext:value-type="float">
            <text:p>76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2" calcext:value-type="float">
            <text:p>76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6" calcext:value-type="float">
            <text:p>76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1" calcext:value-type="float">
            <text:p>77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7" calcext:value-type="float">
            <text:p>7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3" calcext:value-type="float">
            <text:p>77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2" calcext:value-type="float">
            <text:p>7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" calcext:value-type="float">
            <text:p>7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6" calcext:value-type="float">
            <text:p>78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1" calcext:value-type="float">
            <text:p>78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9" calcext:value-type="float">
            <text:p>7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6" calcext:value-type="float">
            <text:p>8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5" calcext:value-type="float">
            <text:p>8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6" calcext:value-type="float">
            <text:p>8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7" calcext:value-type="float">
            <text:p>81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6" calcext:value-type="float">
            <text:p>81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6" calcext:value-type="float">
            <text:p>81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4" calcext:value-type="float">
            <text:p>8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4" calcext:value-type="float">
            <text:p>8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3" calcext:value-type="float">
            <text:p>8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4" calcext:value-type="float">
            <text:p>83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5" calcext:value-type="float">
            <text:p>83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3" calcext:value-type="float">
            <text:p>83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4" calcext:value-type="float">
            <text:p>8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7" calcext:value-type="float">
            <text:p>84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8" calcext:value-type="float">
            <text:p>84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3" calcext:value-type="float">
            <text:p>8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7" calcext:value-type="float">
            <text:p>84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2" calcext:value-type="float">
            <text:p>84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4" calcext:value-type="float">
            <text:p>8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7" calcext:value-type="float">
            <text:p>84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3" calcext:value-type="float">
            <text:p>8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4" calcext:value-type="float">
            <text:p>8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7" calcext:value-type="float">
            <text:p>84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8" calcext:value-type="float">
            <text:p>84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8" calcext:value-type="float">
            <text:p>8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8" calcext:value-type="float">
            <text:p>8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6" calcext:value-type="float">
            <text:p>8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2" calcext:value-type="float">
            <text:p>8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7" calcext:value-type="float">
            <text:p>83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7" calcext:value-type="float">
            <text:p>83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8" calcext:value-type="float">
            <text:p>8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8" calcext:value-type="float">
            <text:p>8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8" calcext:value-type="float">
            <text:p>8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8" calcext:value-type="float">
            <text:p>8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9" calcext:value-type="float">
            <text:p>8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4" calcext:value-type="float">
            <text:p>7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8" calcext:value-type="float">
            <text:p>7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2" calcext:value-type="float">
            <text:p>79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6" calcext:value-type="float">
            <text:p>7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2" calcext:value-type="float">
            <text:p>78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9" calcext:value-type="float">
            <text:p>7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2" calcext:value-type="float">
            <text:p>78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3" calcext:value-type="float">
            <text:p>7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4" calcext:value-type="float">
            <text:p>7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8" calcext:value-type="float">
            <text:p>78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5" calcext:value-type="float">
            <text:p>7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4" calcext:value-type="float">
            <text:p>7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7" calcext:value-type="float">
            <text:p>7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9" calcext:value-type="float">
            <text:p>7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1" calcext:value-type="float">
            <text:p>8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3" calcext:value-type="float">
            <text:p>8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4" calcext:value-type="float">
            <text:p>8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2" calcext:value-type="float">
            <text:p>8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4" calcext:value-type="float">
            <text:p>81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3" calcext:value-type="float">
            <text:p>8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3" calcext:value-type="float">
            <text:p>8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8" calcext:value-type="float">
            <text:p>8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6" calcext:value-type="float">
            <text:p>83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5" calcext:value-type="float">
            <text:p>83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6" calcext:value-type="float">
            <text:p>83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9" calcext:value-type="float">
            <text:p>8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9" calcext:value-type="float">
            <text:p>84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8" calcext:value-type="float">
            <text:p>84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4" calcext:value-type="float">
            <text:p>85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79" calcext:value-type="float">
            <text:p>85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4" calcext:value-type="float">
            <text:p>85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06" calcext:value-type="float">
            <text:p>86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43" calcext:value-type="float">
            <text:p>86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08" calcext:value-type="float">
            <text:p>87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7" calcext:value-type="float">
            <text:p>87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2" calcext:value-type="float">
            <text:p>87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7" calcext:value-type="float">
            <text:p>87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3" calcext:value-type="float">
            <text:p>87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1" calcext:value-type="float">
            <text:p>87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1" calcext:value-type="float">
            <text:p>87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2" calcext:value-type="float">
            <text:p>86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8" calcext:value-type="float">
            <text:p>86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9" calcext:value-type="float">
            <text:p>8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72" calcext:value-type="float">
            <text:p>8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9" calcext:value-type="float">
            <text:p>85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2" calcext:value-type="float">
            <text:p>84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4" calcext:value-type="float">
            <text:p>8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9" calcext:value-type="float">
            <text:p>83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6" calcext:value-type="float">
            <text:p>83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1" calcext:value-type="float">
            <text:p>83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6" calcext:value-type="float">
            <text:p>8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8" calcext:value-type="float">
            <text:p>81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2" calcext:value-type="float">
            <text:p>81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6" calcext:value-type="float">
            <text:p>8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3" calcext:value-type="float">
            <text:p>8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3" calcext:value-type="float">
            <text:p>8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6" calcext:value-type="float">
            <text:p>8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1" calcext:value-type="float">
            <text:p>8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4" calcext:value-type="float">
            <text:p>8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5" calcext:value-type="float">
            <text:p>8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7" calcext:value-type="float">
            <text:p>81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7" calcext:value-type="float">
            <text:p>8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7" calcext:value-type="float">
            <text:p>8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1" calcext:value-type="float">
            <text:p>8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4" calcext:value-type="float">
            <text:p>8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3" calcext:value-type="float">
            <text:p>8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1" calcext:value-type="float">
            <text:p>8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9" calcext:value-type="float">
            <text:p>8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7" calcext:value-type="float">
            <text:p>84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6" calcext:value-type="float">
            <text:p>8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3" calcext:value-type="float">
            <text:p>84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28" calcext:value-type="float">
            <text:p>85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73" calcext:value-type="float">
            <text:p>85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6" calcext:value-type="float">
            <text:p>8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09" calcext:value-type="float">
            <text:p>86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03" calcext:value-type="float">
            <text:p>87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8" calcext:value-type="float">
            <text:p>87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09" calcext:value-type="float">
            <text:p>88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49" calcext:value-type="float">
            <text:p>88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02" calcext:value-type="float">
            <text:p>8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57" calcext:value-type="float">
            <text:p>8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26" calcext:value-type="float">
            <text:p>9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62" calcext:value-type="float">
            <text:p>9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19" calcext:value-type="float">
            <text:p>9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66" calcext:value-type="float">
            <text:p>9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31" calcext:value-type="float">
            <text:p>9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66" calcext:value-type="float">
            <text:p>9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71" calcext:value-type="float">
            <text:p>9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13" calcext:value-type="float">
            <text:p>9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44" calcext:value-type="float">
            <text:p>93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69" calcext:value-type="float">
            <text:p>9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82" calcext:value-type="float">
            <text:p>9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62" calcext:value-type="float">
            <text:p>93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18" calcext:value-type="float">
            <text:p>93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02" calcext:value-type="float">
            <text:p>9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47" calcext:value-type="float">
            <text:p>9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68" calcext:value-type="float">
            <text:p>91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22" calcext:value-type="float">
            <text:p>91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74" calcext:value-type="float">
            <text:p>9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38" calcext:value-type="float">
            <text:p>9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09" calcext:value-type="float">
            <text:p>8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459" calcext:value-type="float">
            <text:p>88.4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14" calcext:value-type="float">
            <text:p>88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3" calcext:value-type="float">
            <text:p>86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4" calcext:value-type="float">
            <text:p>8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6" calcext:value-type="float">
            <text:p>8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1" calcext:value-type="float">
            <text:p>83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8" calcext:value-type="float">
            <text:p>83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8" calcext:value-type="float">
            <text:p>8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1" calcext:value-type="float">
            <text:p>8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3" calcext:value-type="float">
            <text:p>8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2" calcext:value-type="float">
            <text:p>7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2" calcext:value-type="float">
            <text:p>79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6" calcext:value-type="float">
            <text:p>7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6" calcext:value-type="float">
            <text:p>7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9" calcext:value-type="float">
            <text:p>7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2" calcext:value-type="float">
            <text:p>7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7" calcext:value-type="float">
            <text:p>7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59" calcext:value-type="float">
            <text:p>79.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59" calcext:value-type="float">
            <text:p>79.2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79" calcext:value-type="float">
            <text:p>79.8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9" calcext:value-type="float">
            <text:p>8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2" calcext:value-type="float">
            <text:p>8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1" calcext:value-type="float">
            <text:p>8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4" calcext:value-type="float">
            <text:p>8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7" calcext:value-type="float">
            <text:p>8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7" calcext:value-type="float">
            <text:p>81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9" calcext:value-type="float">
            <text:p>82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7" calcext:value-type="float">
            <text:p>8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9" calcext:value-type="float">
            <text:p>83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4" calcext:value-type="float">
            <text:p>83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9" calcext:value-type="float">
            <text:p>8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2" calcext:value-type="float">
            <text:p>8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1" calcext:value-type="float">
            <text:p>84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4" calcext:value-type="float">
            <text:p>85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52" calcext:value-type="float">
            <text:p>8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7" calcext:value-type="float">
            <text:p>8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7" calcext:value-type="float">
            <text:p>86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7" calcext:value-type="float">
            <text:p>8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4" calcext:value-type="float">
            <text:p>86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06" calcext:value-type="float">
            <text:p>87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6" calcext:value-type="float">
            <text:p>87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8" calcext:value-type="float">
            <text:p>87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8" calcext:value-type="float">
            <text:p>87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08" calcext:value-type="float">
            <text:p>8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31" calcext:value-type="float">
            <text:p>8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9" calcext:value-type="float">
            <text:p>8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6" calcext:value-type="float">
            <text:p>88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39" calcext:value-type="float">
            <text:p>88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39" calcext:value-type="float">
            <text:p>88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2" calcext:value-type="float">
            <text:p>8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1" calcext:value-type="float">
            <text:p>86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8" calcext:value-type="float">
            <text:p>86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3" calcext:value-type="float">
            <text:p>8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7" calcext:value-type="float">
            <text:p>8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3" calcext:value-type="float">
            <text:p>85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4" calcext:value-type="float">
            <text:p>8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2" calcext:value-type="float">
            <text:p>8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9" calcext:value-type="float">
            <text:p>7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1" calcext:value-type="float">
            <text:p>7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4" calcext:value-type="float">
            <text:p>78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6" calcext:value-type="float">
            <text:p>77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7" calcext:value-type="float">
            <text:p>77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2" calcext:value-type="float">
            <text:p>77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3" calcext:value-type="float">
            <text:p>76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6" calcext:value-type="float">
            <text:p>77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9" calcext:value-type="float">
            <text:p>77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2" calcext:value-type="float">
            <text:p>77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2" calcext:value-type="float">
            <text:p>7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7" calcext:value-type="float">
            <text:p>77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9" calcext:value-type="float">
            <text:p>7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3" calcext:value-type="float">
            <text:p>7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9" calcext:value-type="float">
            <text:p>77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2" calcext:value-type="float">
            <text:p>7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3" calcext:value-type="float">
            <text:p>77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3" calcext:value-type="float">
            <text:p>77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2" calcext:value-type="float">
            <text:p>77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1" calcext:value-type="float">
            <text:p>76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4" calcext:value-type="float">
            <text:p>76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1" calcext:value-type="float">
            <text:p>75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2" calcext:value-type="float">
            <text:p>75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6" calcext:value-type="float">
            <text:p>7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9" calcext:value-type="float">
            <text:p>74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6" calcext:value-type="float">
            <text:p>7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1" calcext:value-type="float">
            <text:p>7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3" calcext:value-type="float">
            <text:p>74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4" calcext:value-type="float">
            <text:p>7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4" calcext:value-type="float">
            <text:p>73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1" calcext:value-type="float">
            <text:p>72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9" calcext:value-type="float">
            <text:p>7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3" calcext:value-type="float">
            <text:p>7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3" calcext:value-type="float">
            <text:p>7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9" calcext:value-type="float">
            <text:p>7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6" calcext:value-type="float">
            <text:p>73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5" calcext:value-type="float">
            <text:p>7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3" calcext:value-type="float">
            <text:p>7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2" calcext:value-type="float">
            <text:p>73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1" calcext:value-type="float">
            <text:p>73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4" calcext:value-type="float">
            <text:p>73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1" calcext:value-type="float">
            <text:p>73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2" calcext:value-type="float">
            <text:p>73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3" calcext:value-type="float">
            <text:p>73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9" calcext:value-type="float">
            <text:p>73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2" calcext:value-type="float">
            <text:p>7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1" calcext:value-type="float">
            <text:p>7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9" calcext:value-type="float">
            <text:p>7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8" calcext:value-type="float">
            <text:p>7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8" calcext:value-type="float">
            <text:p>7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1" calcext:value-type="float">
            <text:p>74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5" calcext:value-type="float">
            <text:p>74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3" calcext:value-type="float">
            <text:p>74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9" calcext:value-type="float">
            <text:p>75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2" calcext:value-type="float">
            <text:p>7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6" calcext:value-type="float">
            <text:p>7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7" calcext:value-type="float">
            <text:p>76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1" calcext:value-type="float">
            <text:p>76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2" calcext:value-type="float">
            <text:p>76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7" calcext:value-type="float">
            <text:p>76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6" calcext:value-type="float">
            <text:p>77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8" calcext:value-type="float">
            <text:p>7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6" calcext:value-type="float">
            <text:p>77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9" calcext:value-type="float">
            <text:p>78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8" calcext:value-type="float">
            <text:p>78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8" calcext:value-type="float">
            <text:p>78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5" calcext:value-type="float">
            <text:p>7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1" calcext:value-type="float">
            <text:p>7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4" calcext:value-type="float">
            <text:p>8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7" calcext:value-type="float">
            <text:p>8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9" calcext:value-type="float">
            <text:p>8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5" calcext:value-type="float">
            <text:p>8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8" calcext:value-type="float">
            <text:p>81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4" calcext:value-type="float">
            <text:p>8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5" calcext:value-type="float">
            <text:p>81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1" calcext:value-type="float">
            <text:p>8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6" calcext:value-type="float">
            <text:p>8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9" calcext:value-type="float">
            <text:p>8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3" calcext:value-type="float">
            <text:p>8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5" calcext:value-type="float">
            <text:p>82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1" calcext:value-type="float">
            <text:p>81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3" calcext:value-type="float">
            <text:p>8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6" calcext:value-type="float">
            <text:p>8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5" calcext:value-type="float">
            <text:p>8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3" calcext:value-type="float">
            <text:p>7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9" calcext:value-type="float">
            <text:p>78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1" calcext:value-type="float">
            <text:p>7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2" calcext:value-type="float">
            <text:p>78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7" calcext:value-type="float">
            <text:p>7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7" calcext:value-type="float">
            <text:p>7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3" calcext:value-type="float">
            <text:p>77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4" calcext:value-type="float">
            <text:p>7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8" calcext:value-type="float">
            <text:p>78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8" calcext:value-type="float">
            <text:p>78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4" calcext:value-type="float">
            <text:p>78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4" calcext:value-type="float">
            <text:p>7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7" calcext:value-type="float">
            <text:p>7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7" calcext:value-type="float">
            <text:p>7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8" calcext:value-type="float">
            <text:p>7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2" calcext:value-type="float">
            <text:p>8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7" calcext:value-type="float">
            <text:p>8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9" calcext:value-type="float">
            <text:p>8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9" calcext:value-type="float">
            <text:p>8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1" calcext:value-type="float">
            <text:p>81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1" calcext:value-type="float">
            <text:p>8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3" calcext:value-type="float">
            <text:p>8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6" calcext:value-type="float">
            <text:p>8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1" calcext:value-type="float">
            <text:p>8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2" calcext:value-type="float">
            <text:p>83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8" calcext:value-type="float">
            <text:p>83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3" calcext:value-type="float">
            <text:p>84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3" calcext:value-type="float">
            <text:p>8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6" calcext:value-type="float">
            <text:p>84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9" calcext:value-type="float">
            <text:p>8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5" calcext:value-type="float">
            <text:p>85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1" calcext:value-type="float">
            <text:p>85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6" calcext:value-type="float">
            <text:p>8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2" calcext:value-type="float">
            <text:p>8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7" calcext:value-type="float">
            <text:p>86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2" calcext:value-type="float">
            <text:p>8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8" calcext:value-type="float">
            <text:p>8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1" calcext:value-type="float">
            <text:p>84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4" calcext:value-type="float">
            <text:p>83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6" calcext:value-type="float">
            <text:p>8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6" calcext:value-type="float">
            <text:p>8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2" calcext:value-type="float">
            <text:p>8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2" calcext:value-type="float">
            <text:p>7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3" calcext:value-type="float">
            <text:p>7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1" calcext:value-type="float">
            <text:p>78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4" calcext:value-type="float">
            <text:p>78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4" calcext:value-type="float">
            <text:p>77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3" calcext:value-type="float">
            <text:p>77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7" calcext:value-type="float">
            <text:p>7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4" calcext:value-type="float">
            <text:p>77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4" calcext:value-type="float">
            <text:p>7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6" calcext:value-type="float">
            <text:p>77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7" calcext:value-type="float">
            <text:p>7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6" calcext:value-type="float">
            <text:p>78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6" calcext:value-type="float">
            <text:p>78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6" calcext:value-type="float">
            <text:p>78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7" calcext:value-type="float">
            <text:p>7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3" calcext:value-type="float">
            <text:p>7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4" calcext:value-type="float">
            <text:p>7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7" calcext:value-type="float">
            <text:p>8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1" calcext:value-type="float">
            <text:p>8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6" calcext:value-type="float">
            <text:p>8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" calcext:value-type="float">
            <text:p>8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4" calcext:value-type="float">
            <text:p>82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4" calcext:value-type="float">
            <text:p>8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2" calcext:value-type="float">
            <text:p>8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6" calcext:value-type="float">
            <text:p>83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2" calcext:value-type="float">
            <text:p>8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2" calcext:value-type="float">
            <text:p>84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2" calcext:value-type="float">
            <text:p>84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4" calcext:value-type="float">
            <text:p>84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5" calcext:value-type="float">
            <text:p>8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1" calcext:value-type="float">
            <text:p>86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1" calcext:value-type="float">
            <text:p>86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2" calcext:value-type="float">
            <text:p>86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6" calcext:value-type="float">
            <text:p>87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7" calcext:value-type="float">
            <text:p>8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2" calcext:value-type="float">
            <text:p>87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8" calcext:value-type="float">
            <text:p>8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6" calcext:value-type="float">
            <text:p>8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1" calcext:value-type="float">
            <text:p>83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7" calcext:value-type="float">
            <text:p>8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4" calcext:value-type="float">
            <text:p>82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1" calcext:value-type="float">
            <text:p>8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2" calcext:value-type="float">
            <text:p>81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9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9" calcext:value-type="float">
            <text:p>81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9" calcext:value-type="float">
            <text:p>8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9" calcext:value-type="float">
            <text:p>8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2" calcext:value-type="float">
            <text:p>8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2" calcext:value-type="float">
            <text:p>7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1" calcext:value-type="float">
            <text:p>79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1" calcext:value-type="float">
            <text:p>79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1" calcext:value-type="float">
            <text:p>7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6" calcext:value-type="float">
            <text:p>79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8" calcext:value-type="float">
            <text:p>7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5" calcext:value-type="float">
            <text:p>8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7" calcext:value-type="float">
            <text:p>8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9" calcext:value-type="float">
            <text:p>8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2" calcext:value-type="float">
            <text:p>8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5" calcext:value-type="float">
            <text:p>8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1" calcext:value-type="float">
            <text:p>8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4" calcext:value-type="float">
            <text:p>8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7" calcext:value-type="float">
            <text:p>8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6" calcext:value-type="float">
            <text:p>8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8" calcext:value-type="float">
            <text:p>8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2" calcext:value-type="float">
            <text:p>83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3" calcext:value-type="float">
            <text:p>83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2" calcext:value-type="float">
            <text:p>83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5" calcext:value-type="float">
            <text:p>83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8" calcext:value-type="float">
            <text:p>83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6" calcext:value-type="float">
            <text:p>83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1" calcext:value-type="float">
            <text:p>83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2" calcext:value-type="float">
            <text:p>8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9" calcext:value-type="float">
            <text:p>8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6" calcext:value-type="float">
            <text:p>83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7" calcext:value-type="float">
            <text:p>83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7" calcext:value-type="float">
            <text:p>83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4" calcext:value-type="float">
            <text:p>83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4" calcext:value-type="float">
            <text:p>8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9" calcext:value-type="float">
            <text:p>8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6" calcext:value-type="float">
            <text:p>8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8" calcext:value-type="float">
            <text:p>8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9" calcext:value-type="float">
            <text:p>8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4" calcext:value-type="float">
            <text:p>8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1" calcext:value-type="float">
            <text:p>8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7" calcext:value-type="float">
            <text:p>8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1" calcext:value-type="float">
            <text:p>7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4" calcext:value-type="float">
            <text:p>7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8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8" calcext:value-type="float">
            <text:p>78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6" calcext:value-type="float">
            <text:p>78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9" calcext:value-type="float">
            <text:p>78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3" calcext:value-type="float">
            <text:p>78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3" calcext:value-type="float">
            <text:p>7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1" calcext:value-type="float">
            <text:p>77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4" calcext:value-type="float">
            <text:p>77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3" calcext:value-type="float">
            <text:p>77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4" calcext:value-type="float">
            <text:p>77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7" calcext:value-type="float">
            <text:p>78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1" calcext:value-type="float">
            <text:p>78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9" calcext:value-type="float">
            <text:p>78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6" calcext:value-type="float">
            <text:p>7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6" calcext:value-type="float">
            <text:p>7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2" calcext:value-type="float">
            <text:p>79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4" calcext:value-type="float">
            <text:p>7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9" calcext:value-type="float">
            <text:p>7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1" calcext:value-type="float">
            <text:p>7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8" calcext:value-type="float">
            <text:p>7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2" calcext:value-type="float">
            <text:p>8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3" calcext:value-type="float">
            <text:p>8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3" calcext:value-type="float">
            <text:p>8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3" calcext:value-type="float">
            <text:p>8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4" calcext:value-type="float">
            <text:p>8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7" calcext:value-type="float">
            <text:p>8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9" calcext:value-type="float">
            <text:p>8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4" calcext:value-type="float">
            <text:p>8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3" calcext:value-type="float">
            <text:p>8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5" calcext:value-type="float">
            <text:p>8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3" calcext:value-type="float">
            <text:p>8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5" calcext:value-type="float">
            <text:p>8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5" calcext:value-type="float">
            <text:p>8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9" calcext:value-type="float">
            <text:p>8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3" calcext:value-type="float">
            <text:p>8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3" calcext:value-type="float">
            <text:p>8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3" calcext:value-type="float">
            <text:p>8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5" calcext:value-type="float">
            <text:p>7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6" calcext:value-type="float">
            <text:p>7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8" calcext:value-type="float">
            <text:p>7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6" calcext:value-type="float">
            <text:p>78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2" calcext:value-type="float">
            <text:p>7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2" calcext:value-type="float">
            <text:p>76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8" calcext:value-type="float">
            <text:p>76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9" calcext:value-type="float">
            <text:p>7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8" calcext:value-type="float">
            <text:p>7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1" calcext:value-type="float">
            <text:p>7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7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7" calcext:value-type="float">
            <text:p>74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4" calcext:value-type="float">
            <text:p>7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2" calcext:value-type="float">
            <text:p>73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7" calcext:value-type="float">
            <text:p>73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6" calcext:value-type="float">
            <text:p>73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8" calcext:value-type="float">
            <text:p>7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4" calcext:value-type="float">
            <text:p>72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6" calcext:value-type="float">
            <text:p>7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4" calcext:value-type="float">
            <text:p>7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8" calcext:value-type="float">
            <text:p>7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8" calcext:value-type="float">
            <text:p>73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2" calcext:value-type="float">
            <text:p>73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1" calcext:value-type="float">
            <text:p>73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5" calcext:value-type="float">
            <text:p>73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6" calcext:value-type="float">
            <text:p>73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1" calcext:value-type="float">
            <text:p>73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7" calcext:value-type="float">
            <text:p>73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7" calcext:value-type="float">
            <text:p>73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2" calcext:value-type="float">
            <text:p>73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6" calcext:value-type="float">
            <text:p>74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7" calcext:value-type="float">
            <text:p>74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2" calcext:value-type="float">
            <text:p>74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8" calcext:value-type="float">
            <text:p>7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1" calcext:value-type="float">
            <text:p>74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6" calcext:value-type="float">
            <text:p>7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3" calcext:value-type="float">
            <text:p>7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7" calcext:value-type="float">
            <text:p>7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1" calcext:value-type="float">
            <text:p>74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5" calcext:value-type="float">
            <text:p>74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4" calcext:value-type="float">
            <text:p>75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6" calcext:value-type="float">
            <text:p>7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4" calcext:value-type="float">
            <text:p>75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2" calcext:value-type="float">
            <text:p>7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8" calcext:value-type="float">
            <text:p>75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5" calcext:value-type="float">
            <text:p>75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5" calcext:value-type="float">
            <text:p>75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5" calcext:value-type="float">
            <text:p>75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9" calcext:value-type="float">
            <text:p>75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3" calcext:value-type="float">
            <text:p>7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3" calcext:value-type="float">
            <text:p>7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5" calcext:value-type="float">
            <text:p>74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5" calcext:value-type="float">
            <text:p>75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" calcext:value-type="float">
            <text:p>7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6" calcext:value-type="float">
            <text:p>74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9" calcext:value-type="float">
            <text:p>74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6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2" calcext:value-type="float">
            <text:p>74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1" calcext:value-type="float">
            <text:p>74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1" calcext:value-type="float">
            <text:p>74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1" calcext:value-type="float">
            <text:p>74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2" calcext:value-type="float">
            <text:p>7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1" calcext:value-type="float">
            <text:p>75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7" calcext:value-type="float">
            <text:p>7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9" calcext:value-type="float">
            <text:p>7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5" calcext:value-type="float">
            <text:p>7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6" calcext:value-type="float">
            <text:p>7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4" calcext:value-type="float">
            <text:p>75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2" calcext:value-type="float">
            <text:p>76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4" calcext:value-type="float">
            <text:p>77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9" calcext:value-type="float">
            <text:p>78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1" calcext:value-type="float">
            <text:p>7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2" calcext:value-type="float">
            <text:p>7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5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2" calcext:value-type="float">
            <text:p>79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8" calcext:value-type="float">
            <text:p>7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1" calcext:value-type="float">
            <text:p>7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4" calcext:value-type="float">
            <text:p>8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1" calcext:value-type="float">
            <text:p>8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4" calcext:value-type="float">
            <text:p>8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51" calcext:value-type="float">
            <text:p>8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4" calcext:value-type="float">
            <text:p>85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6" calcext:value-type="float">
            <text:p>8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6" calcext:value-type="float">
            <text:p>84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2" calcext:value-type="float">
            <text:p>8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4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5" calcext:value-type="float">
            <text:p>78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1" calcext:value-type="float">
            <text:p>7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3" calcext:value-type="float">
            <text:p>8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3" calcext:value-type="float">
            <text:p>8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3" calcext:value-type="float">
            <text:p>84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2" calcext:value-type="float">
            <text:p>8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27" calcext:value-type="float">
            <text:p>88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42" calcext:value-type="float">
            <text:p>9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96" calcext:value-type="float">
            <text:p>93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89" calcext:value-type="float">
            <text:p>93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3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14" calcext:value-type="float">
            <text:p>9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2" calcext:value-type="float">
            <text:p>84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4" calcext:value-type="float">
            <text:p>8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8" calcext:value-type="float">
            <text:p>7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3" calcext:value-type="float">
            <text:p>8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7" calcext:value-type="float">
            <text:p>8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73" calcext:value-type="float">
            <text:p>86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8" calcext:value-type="float">
            <text:p>86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3" calcext:value-type="float">
            <text:p>86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2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78" calcext:value-type="float">
            <text:p>8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3" calcext:value-type="float">
            <text:p>8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1" calcext:value-type="float">
            <text:p>84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6" calcext:value-type="float">
            <text:p>8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07" calcext:value-type="float">
            <text:p>8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63" calcext:value-type="float">
            <text:p>8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19" calcext:value-type="float">
            <text:p>9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76" calcext:value-type="float">
            <text:p>9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34" calcext:value-type="float">
            <text:p>9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93" calcext:value-type="float">
            <text:p>9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51" calcext:value-type="float">
            <text:p>9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64" calcext:value-type="float">
            <text:p>93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4.15" calcext:value-type="float">
            <text:p>94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4.67" calcext:value-type="float">
            <text:p>94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19" calcext:value-type="float">
            <text:p>95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68" calcext:value-type="float">
            <text:p>9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03" calcext:value-type="float">
            <text:p>96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39" calcext:value-type="float">
            <text:p>96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14" calcext:value-type="float">
            <text:p>9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69" calcext:value-type="float">
            <text:p>9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46" calcext:value-type="float">
            <text:p>93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01" calcext:value-type="float">
            <text:p>9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56" calcext:value-type="float">
            <text:p>9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12" calcext:value-type="float">
            <text:p>9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67" calcext:value-type="float">
            <text:p>91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22" calcext:value-type="float">
            <text:p>91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77" calcext:value-type="float">
            <text:p>9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33" calcext:value-type="float">
            <text:p>9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83" calcext:value-type="float">
            <text:p>88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06" calcext:value-type="float">
            <text:p>88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1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9" calcext:value-type="float">
            <text:p>87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1" calcext:value-type="float">
            <text:p>86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3" calcext:value-type="float">
            <text:p>8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6" calcext:value-type="float">
            <text:p>84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8" calcext:value-type="float">
            <text:p>8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9" calcext:value-type="float">
            <text:p>8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2" calcext:value-type="float">
            <text:p>79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6" calcext:value-type="float">
            <text:p>78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8" calcext:value-type="float">
            <text:p>77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9" calcext:value-type="float">
            <text:p>77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1" calcext:value-type="float">
            <text:p>77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8" calcext:value-type="float">
            <text:p>77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6" calcext:value-type="float">
            <text:p>77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3" calcext:value-type="float">
            <text:p>77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7" calcext:value-type="float">
            <text:p>78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1" calcext:value-type="float">
            <text:p>7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4" calcext:value-type="float">
            <text:p>78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8" calcext:value-type="float">
            <text:p>78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1" calcext:value-type="float">
            <text:p>79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9" calcext:value-type="float">
            <text:p>7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7" calcext:value-type="float">
            <text:p>7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4" calcext:value-type="float">
            <text:p>7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7" calcext:value-type="float">
            <text:p>8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9" calcext:value-type="float">
            <text:p>8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2" calcext:value-type="float">
            <text:p>7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7" calcext:value-type="float">
            <text:p>7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7" calcext:value-type="float">
            <text:p>7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8" calcext:value-type="float">
            <text:p>79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9" calcext:value-type="float">
            <text:p>7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1" calcext:value-type="float">
            <text:p>78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3" calcext:value-type="float">
            <text:p>78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5" calcext:value-type="float">
            <text:p>78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1" calcext:value-type="float">
            <text:p>7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4" calcext:value-type="float">
            <text:p>77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8" calcext:value-type="float">
            <text:p>77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1" calcext:value-type="float">
            <text:p>76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1" calcext:value-type="float">
            <text:p>7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8" calcext:value-type="float">
            <text:p>75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6" calcext:value-type="float">
            <text:p>7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3" calcext:value-type="float">
            <text:p>75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3" calcext:value-type="float">
            <text:p>7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3" calcext:value-type="float">
            <text:p>74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3" calcext:value-type="float">
            <text:p>7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2000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5" calcext:value-type="float">
            <text:p>74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5" calcext:value-type="float">
            <text:p>74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6" calcext:value-type="float">
            <text:p>7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7" calcext:value-type="float">
            <text:p>7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8" calcext:value-type="float">
            <text:p>7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1" calcext:value-type="float">
            <text:p>7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3" calcext:value-type="float">
            <text:p>7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6" calcext:value-type="float">
            <text:p>7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8" calcext:value-type="float">
            <text:p>74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3" calcext:value-type="float">
            <text:p>74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9" calcext:value-type="float">
            <text:p>7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4" calcext:value-type="float">
            <text:p>75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9" calcext:value-type="float">
            <text:p>7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8" calcext:value-type="float">
            <text:p>7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7" calcext:value-type="float">
            <text:p>75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6" calcext:value-type="float">
            <text:p>76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7" calcext:value-type="float">
            <text:p>76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" calcext:value-type="float">
            <text:p>76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2" calcext:value-type="float">
            <text:p>76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3" calcext:value-type="float">
            <text:p>77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5" calcext:value-type="float">
            <text:p>77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6" calcext:value-type="float">
            <text:p>77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8" calcext:value-type="float">
            <text:p>77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2" calcext:value-type="float">
            <text:p>78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4" calcext:value-type="float">
            <text:p>78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8" calcext:value-type="float">
            <text:p>78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1" calcext:value-type="float">
            <text:p>78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4" calcext:value-type="float">
            <text:p>7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7" calcext:value-type="float">
            <text:p>79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7" calcext:value-type="float">
            <text:p>7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7" calcext:value-type="float">
            <text:p>7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7" calcext:value-type="float">
            <text:p>8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6" calcext:value-type="float">
            <text:p>8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33/67</text:p>
          </table:table-cell>
          <table:table-cell office:value-type="string" calcext:value-type="string">
            <text:p>1999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1" calcext:value-type="float">
            <text:p>8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296" meta:object-count="0"/>
    <meta:user-defined meta:name="AppVersion">3.0</meta:user-defined>
  </office:meta>
</office:document-meta>
</file>